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6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2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" fo:font-size="35pt" fo:text-shadow="none" fo:font-weight="bold" style:font-size-asian="35pt" style:font-weight-asian="bold" style:font-size-complex="35pt" style:font-weight-complex="bold"/>
    </style:style>
    <style:style style:name="T6" style:family="text">
      <style:text-properties fo:color="#ffffff" style:font-name="Segoe UI" fo:font-size="16pt" fo:text-shadow="1pt 1pt" style:font-size-asian="16pt" style:font-size-complex="16pt"/>
    </style:style>
    <style:style style:name="T7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812</text:span></text:p>
            <text:p text:style-name="P1"><text:span text:style-name="T2">“</text:span><text:span text:style-name="T2">Come, Let Us Join Our Cheerful Song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5" draw:layer="layout" svg:width="25.654cm" svg:height="6.964cm" svg:x="1.27cm" svg:y="0.951cm">
          <draw:text-box>
            <text:p text:style-name="P4"><text:span text:style-name="T3">1. </text:span><text:span text:style-name="T4">Come, let us join our cheerful songs</text:span></text:p>
            <text:p text:style-name="P4"><text:span text:style-name="T4">With angels round the throne;</text:span></text:p>
            <text:p text:style-name="P4"><text:span text:style-name="T5">Ten thousand thousand are their tongues,</text:span></text:p>
            <text:p text:style-name="P4"><text:span text:style-name="T4">But all their joys are 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5" draw:layer="layout" svg:width="25.146cm" svg:height="7.58cm" svg:x="1.499cm" svg:y="0.802cm">
          <draw:text-box>
            <text:p text:style-name="P4"><text:span text:style-name="T3">2. </text:span><text:span text:style-name="T4">“Worthy the Lamb that died,” they cry,</text:span></text:p>
            <text:p text:style-name="P4"><text:span text:style-name="T4">“</text:span><text:span text:style-name="T4">To be exalted thus!”</text:span></text:p>
            <text:p text:style-name="P4"><text:span text:style-name="T4">“</text:span><text:span text:style-name="T4">Worthy the Lamb,” our lips reply,</text:span></text:p>
            <text:p text:style-name="P4"><text:span text:style-name="T4">“</text:span><text:span text:style-name="T4">For He was slain for us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5" draw:text-style-name="P5" draw:layer="layout" svg:width="24.892cm" svg:height="7.011cm" svg:x="1.524cm" svg:y="1.016cm">
          <draw:text-box>
            <text:p text:style-name="P4"><text:span text:style-name="T3">3. </text:span><text:span text:style-name="T4">Jesus is worthy to receive</text:span></text:p>
            <text:p text:style-name="P4"><text:span text:style-name="T4">Honor and pow’r divine;</text:span></text:p>
            <text:p text:style-name="P4"><text:span text:style-name="T4">And blessings more than we can give</text:span></text:p>
            <text:p text:style-name="P4"><text:span text:style-name="T4">Be, Lord, forever Th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6" draw:text-style-name="P6" draw:layer="layout" svg:width="24.892cm" svg:height="10.951cm" svg:x="1.524cm" svg:y="0.987cm">
          <draw:text-box>
            <text:p text:style-name="P1"><text:span text:style-name="T3">4. </text:span><text:span text:style-name="T4">Let all creation join in one</text:span></text:p>
            <text:p text:style-name="P1"><text:span text:style-name="T4">To bless the sacred name</text:span></text:p>
            <text:p text:style-name="P1"><text:span text:style-name="T4">Of Him who sits up on the throne</text:span></text:p>
            <text:p text:style-name="P1"><text:span text:style-name="T4">And to adore the Lamb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7"><text:s text:c="13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12:11:53.032000000</meta:creation-date>
    <dc:date>2019-01-18T13:36:30.420000000</dc:date>
    <meta:editing-duration>PT3H34S</meta:editing-duration>
    <meta:editing-cycles>7</meta:editing-cycles>
    <meta:generator>LibreOffice/6.1.3.2$Windows_X86_64 LibreOffice_project/86daf60bf00efa86ad547e59e09d6bb77c699acb</meta:generator>
    <meta:document-statistic meta:object-count="107"/>
  </office:meta>
</office:document-meta>
</file>